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Preformatted_20_Text">
      <style:text-properties officeooo:paragraph-rsid="0023f7b3"/>
    </style:style>
    <style:style style:name="P2" style:family="paragraph" style:parent-style-name="Preformatted_20_Text">
      <style:text-properties officeooo:rsid="00299723" officeooo:paragraph-rsid="00299723"/>
    </style:style>
    <style:style style:name="P3" style:family="paragraph" style:parent-style-name="Preformatted_20_Text">
      <style:text-properties fo:font-weight="normal" officeooo:rsid="00299723" officeooo:paragraph-rsid="00299723" style:font-weight-asian="normal" style:font-weight-complex="normal"/>
    </style:style>
    <style:style style:name="P4" style:family="paragraph" style:parent-style-name="Preformatted_20_Text">
      <style:text-properties fo:color="#ff4000" loext:opacity="100%" style:text-line-through-style="solid" style:text-line-through-type="single" fo:font-weight="bold" officeooo:rsid="00299723" officeooo:paragraph-rsid="00299723" style:font-weight-asian="bold" style:font-weight-complex="bold"/>
    </style:style>
    <style:style style:name="P5" style:family="paragraph" style:parent-style-name="Preformatted_20_Text">
      <style:text-properties fo:color="#000000" loext:opacity="100%" style:text-line-through-style="none" style:text-line-through-type="none" fo:font-weight="normal" officeooo:rsid="002ad089" officeooo:paragraph-rsid="002ad089" style:font-weight-asian="normal" style:font-weight-complex="normal"/>
    </style:style>
    <style:style style:name="P6" style:family="paragraph" style:parent-style-name="Preformatted_20_Text">
      <style:text-properties fo:color="#000000" loext:opacity="100%" style:text-line-through-style="none" style:text-line-through-type="none" fo:font-weight="normal" officeooo:rsid="002b73cf" officeooo:paragraph-rsid="002b73cf" style:font-weight-asian="normal" style:font-weight-complex="normal"/>
    </style:style>
    <style:style style:name="P7" style:family="paragraph" style:parent-style-name="Preformatted_20_Text">
      <style:text-properties fo:color="#000000" loext:opacity="100%" style:text-line-through-style="none" style:text-line-through-type="none" fo:font-weight="normal" officeooo:rsid="002ca76b" officeooo:paragraph-rsid="002ca76b" style:font-weight-asian="normal" style:font-weight-complex="normal"/>
    </style:style>
    <style:style style:name="P8" style:family="paragraph" style:parent-style-name="Preformatted_20_Text">
      <style:text-properties fo:color="#000000" loext:opacity="100%" style:text-line-through-style="none" style:text-line-through-type="none" fo:font-weight="normal" officeooo:rsid="002da425" officeooo:paragraph-rsid="002da425" style:font-weight-asian="normal" style:font-weight-complex="normal"/>
    </style:style>
    <style:style style:name="P9" style:family="paragraph" style:parent-style-name="Preformatted_20_Text">
      <style:text-properties fo:color="#000000" loext:opacity="100%" style:text-line-through-style="none" style:text-line-through-type="none" fo:font-weight="normal" officeooo:rsid="002f53f3" officeooo:paragraph-rsid="002f53f3" style:font-weight-asian="normal" style:font-weight-complex="normal"/>
    </style:style>
    <style:style style:name="P10" style:family="paragraph" style:parent-style-name="Preformatted_20_Text">
      <style:text-properties fo:color="#000000" loext:opacity="100%" style:text-line-through-style="none" style:text-line-through-type="none" fo:font-weight="normal" officeooo:rsid="0030b6b9" officeooo:paragraph-rsid="0030b6b9" style:font-weight-asian="normal" style:font-weight-complex="normal"/>
    </style:style>
    <style:style style:name="P11" style:family="paragraph" style:parent-style-name="Preformatted_20_Text">
      <style:text-properties fo:color="#000000" loext:opacity="100%" style:text-line-through-style="none" style:text-line-through-type="none" fo:font-weight="normal" officeooo:rsid="00320adc" officeooo:paragraph-rsid="00320adc" style:font-weight-asian="normal" style:font-weight-complex="normal"/>
    </style:style>
    <style:style style:name="P12" style:family="paragraph" style:parent-style-name="Preformatted_20_Text">
      <style:text-properties fo:color="#000000" loext:opacity="100%" style:text-line-through-style="none" style:text-line-through-type="none" fo:font-weight="normal" officeooo:rsid="00363d02" officeooo:paragraph-rsid="00363d02" style:font-weight-asian="normal" style:font-weight-complex="normal"/>
    </style:style>
    <style:style style:name="P13" style:family="paragraph" style:parent-style-name="Preformatted_20_Text">
      <style:text-properties fo:color="#000000" loext:opacity="100%" style:text-line-through-style="none" style:text-line-through-type="none" fo:font-weight="normal" officeooo:rsid="0037da23" officeooo:paragraph-rsid="0037da23" style:font-weight-asian="normal" style:font-weight-complex="normal"/>
    </style:style>
    <style:style style:name="P14" style:family="paragraph" style:parent-style-name="Preformatted_20_Text">
      <style:text-properties fo:color="#000000" loext:opacity="100%" style:text-line-through-style="none" style:text-line-through-type="none" fo:font-weight="normal" officeooo:rsid="0039bef3" officeooo:paragraph-rsid="0039bef3" style:font-weight-asian="normal" style:font-weight-complex="normal"/>
    </style:style>
    <style:style style:name="P15" style:family="paragraph" style:parent-style-name="Preformatted_20_Text">
      <style:text-properties fo:color="#000000" loext:opacity="100%" style:text-line-through-style="none" style:text-line-through-type="none" fo:font-weight="normal" officeooo:rsid="003ab94c" officeooo:paragraph-rsid="003ab94c" style:font-weight-asian="normal" style:font-weight-complex="normal"/>
    </style:style>
    <style:style style:name="P16" style:family="paragraph" style:parent-style-name="Preformatted_20_Text">
      <style:text-properties fo:color="#000000" loext:opacity="100%" style:text-line-through-style="none" style:text-line-through-type="none" fo:font-weight="normal" officeooo:rsid="003d4084" officeooo:paragraph-rsid="003d4084" style:font-weight-asian="normal" style:font-weight-complex="normal"/>
    </style:style>
    <style:style style:name="P17" style:family="paragraph" style:parent-style-name="Preformatted_20_Text">
      <style:text-properties fo:color="#000000" loext:opacity="100%" style:text-line-through-style="none" style:text-line-through-type="none" fo:font-weight="normal" officeooo:rsid="003ef7c0" officeooo:paragraph-rsid="003ef7c0" style:font-weight-asian="normal" style:font-weight-complex="normal"/>
    </style:style>
    <style:style style:name="P18" style:family="paragraph" style:parent-style-name="Preformatted_20_Text">
      <style:text-properties fo:color="#000000" loext:opacity="100%" style:text-line-through-style="none" style:text-line-through-type="none" style:font-name="Liberation Serif" fo:font-size="12pt" fo:font-weight="bold" officeooo:rsid="0037da23" officeooo:paragraph-rsid="0037da23" style:font-name-asian="NSimSun1" style:font-size-asian="12pt" style:font-weight-asian="bold" style:font-name-complex="Liberation Mono" style:font-size-complex="12pt" style:font-weight-complex="bold"/>
    </style:style>
    <style:style style:name="P19" style:family="paragraph" style:parent-style-name="Preformatted_20_Text">
      <style:text-properties fo:color="#000000" loext:opacity="100%" style:text-line-through-style="none" style:text-line-through-type="none" style:font-name="Liberation Serif" fo:font-size="12pt" fo:font-weight="bold" officeooo:rsid="0037da23" officeooo:paragraph-rsid="0037da23" style:font-size-asian="12pt" style:font-weight-asian="bold" style:font-size-complex="12pt" style:font-weight-complex="bold"/>
    </style:style>
    <style:style style:name="P20" style:family="paragraph" style:parent-style-name="Preformatted_20_Text">
      <style:text-properties fo:color="#000000" loext:opacity="100%" style:text-line-through-style="none" style:text-line-through-type="none" style:font-name="Liberation Serif" fo:font-size="12pt" fo:font-weight="bold" officeooo:rsid="003ef7c0" officeooo:paragraph-rsid="003ef7c0" style:font-size-asian="12pt" style:font-weight-asian="bold" style:font-size-complex="12pt" style:font-weight-complex="bold"/>
    </style:style>
    <style:style style:name="P21" style:family="paragraph" style:parent-style-name="Preformatted_20_Text">
      <style:text-properties fo:color="#000000" loext:opacity="100%" style:text-line-through-style="none" style:text-line-through-type="none" style:font-name="Liberation Serif" fo:font-size="12pt" fo:font-weight="normal" officeooo:rsid="003d4084" officeooo:paragraph-rsid="003d4084" style:font-size-asian="12pt" style:font-weight-asian="normal" style:font-size-complex="12pt" style:font-weight-complex="normal"/>
    </style:style>
    <style:style style:name="P22" style:family="paragraph" style:parent-style-name="Preformatted_20_Text">
      <style:text-properties fo:color="#000000" loext:opacity="100%" style:text-line-through-style="none" style:text-line-through-type="none" style:font-name="Liberation Serif" fo:font-size="12pt" fo:font-weight="normal" officeooo:rsid="003ab94c" officeooo:paragraph-rsid="003ab94c" style:font-size-asian="12pt" style:font-weight-asian="normal" style:font-size-complex="12pt" style:font-weight-complex="normal"/>
    </style:style>
    <style:style style:name="P23" style:family="paragraph" style:parent-style-name="Standard">
      <style:text-properties fo:color="#111111" loext:opacity="100%" style:text-line-through-style="none" style:text-line-through-type="none" fo:font-size="9pt" officeooo:paragraph-rsid="001fdc22" style:font-size-asian="9pt" style:font-size-complex="9pt"/>
    </style:style>
    <style:style style:name="P24" style:family="paragraph" style:parent-style-name="Standard">
      <style:text-properties fo:color="#111111" loext:opacity="100%" style:text-line-through-style="none" style:text-line-through-type="none" fo:font-size="9pt" officeooo:rsid="002269f7" officeooo:paragraph-rsid="002273f8" style:font-size-asian="9pt" style:font-size-complex="9pt"/>
    </style:style>
    <style:style style:name="P25" style:family="paragraph" style:parent-style-name="Standard">
      <style:text-properties fo:color="#111111" loext:opacity="100%" style:text-line-through-style="none" style:text-line-through-type="none" fo:font-size="9pt" officeooo:rsid="001a4ef5" officeooo:paragraph-rsid="002269f7" style:font-size-asian="9pt" style:font-size-complex="9pt"/>
    </style:style>
    <style:style style:name="P26" style:family="paragraph" style:parent-style-name="Standard">
      <style:text-properties fo:color="#111111" loext:opacity="100%" style:text-line-through-style="none" style:text-line-through-type="none" fo:font-size="9pt" officeooo:rsid="00172276" officeooo:paragraph-rsid="002273f8" style:font-size-asian="9pt" style:font-size-complex="9pt"/>
    </style:style>
    <style:style style:name="P27" style:family="paragraph" style:parent-style-name="Standard">
      <style:text-properties fo:color="#111111" loext:opacity="100%" style:text-line-through-style="none" style:text-line-through-type="none" fo:font-size="12pt" fo:font-weight="bold" officeooo:rsid="002269f7" officeooo:paragraph-rsid="002269f7" style:font-size-asian="12pt" style:font-weight-asian="bold" style:font-size-complex="12pt" style:font-weight-complex="bold"/>
    </style:style>
    <style:style style:name="P28" style:family="paragraph" style:parent-style-name="Standard">
      <style:text-properties fo:color="#111111" loext:opacity="100%" style:text-line-through-style="none" style:text-line-through-type="none" fo:font-size="12pt" fo:font-weight="bold" officeooo:rsid="002273f8" officeooo:paragraph-rsid="002273f8" style:font-size-asian="12pt" style:font-weight-asian="bold" style:font-size-complex="12pt" style:font-weight-complex="bold"/>
    </style:style>
    <style:style style:name="P29" style:family="paragraph" style:parent-style-name="Standard">
      <style:text-properties fo:color="#111111" loext:opacity="100%" style:text-line-through-style="none" style:text-line-through-type="none" fo:font-size="12pt" fo:font-weight="bold" officeooo:rsid="002273f8" officeooo:paragraph-rsid="002304ac" style:font-size-asian="12pt" style:font-weight-asian="bold" style:font-size-complex="12pt" style:font-weight-complex="bold"/>
    </style:style>
    <style:style style:name="P30" style:family="paragraph" style:parent-style-name="Standard">
      <style:text-properties fo:color="#111111" loext:opacity="100%" style:text-line-through-style="none" style:text-line-through-type="none" fo:font-size="12pt" fo:font-weight="bold" officeooo:rsid="002304ac" officeooo:paragraph-rsid="002304ac" style:font-size-asian="12pt" style:font-weight-asian="bold" style:font-size-complex="12pt" style:font-weight-complex="bold"/>
    </style:style>
    <style:style style:name="P31" style:family="paragraph" style:parent-style-name="Standard">
      <style:text-properties fo:color="#111111" loext:opacity="100%" style:text-line-through-style="none" style:text-line-through-type="none" fo:font-size="12pt" fo:font-weight="bold" officeooo:rsid="0023f7b3" officeooo:paragraph-rsid="0023f7b3" style:font-size-asian="12pt" style:font-weight-asian="bold" style:font-size-complex="12pt" style:font-weight-complex="bold"/>
    </style:style>
    <style:style style:name="P32" style:family="paragraph" style:parent-style-name="Standard">
      <style:text-properties fo:color="#111111" loext:opacity="100%" style:text-line-through-style="none" style:text-line-through-type="none" fo:font-size="12pt" fo:font-weight="bold" officeooo:rsid="002439f8" officeooo:paragraph-rsid="002439f8" style:font-size-asian="12pt" style:font-weight-asian="bold" style:font-size-complex="12pt" style:font-weight-complex="bold"/>
    </style:style>
    <style:style style:name="P33" style:family="paragraph" style:parent-style-name="Standard">
      <style:text-properties fo:color="#111111" loext:opacity="100%" style:text-line-through-style="none" style:text-line-through-type="none" fo:font-size="12pt" fo:font-weight="bold" officeooo:rsid="0025097f" officeooo:paragraph-rsid="0025097f" style:font-size-asian="12pt" style:font-weight-asian="bold" style:font-size-complex="12pt" style:font-weight-complex="bold"/>
    </style:style>
    <style:style style:name="P34" style:family="paragraph" style:parent-style-name="Standard">
      <style:text-properties fo:color="#111111" loext:opacity="100%" style:text-line-through-style="none" style:text-line-through-type="none" fo:font-size="16pt" fo:font-weight="bold" officeooo:rsid="002269f7" officeooo:paragraph-rsid="002269f7" style:font-size-asian="16pt" style:font-weight-asian="bold" style:font-size-complex="16pt" style:font-weight-complex="bold"/>
    </style:style>
    <style:style style:name="P35" style:family="paragraph" style:parent-style-name="Standard">
      <style:text-properties fo:color="#111111" loext:opacity="100%" style:text-line-through-style="none" style:text-line-through-type="none" fo:font-size="14pt" fo:font-weight="bold" officeooo:rsid="00299723" officeooo:paragraph-rsid="00299723" style:font-size-asian="14pt" style:font-weight-asian="bold" style:font-size-complex="14pt" style:font-weight-complex="bold"/>
    </style:style>
    <style:style style:name="P36" style:family="paragraph" style:parent-style-name="Standard">
      <style:text-properties fo:font-size="12pt" fo:font-weight="bold" officeooo:rsid="002269f7" officeooo:paragraph-rsid="002269f7" style:font-size-asian="12pt" style:font-weight-asian="bold" style:font-size-complex="12pt" style:font-weight-complex="bold"/>
    </style:style>
    <style:style style:name="P37" style:family="paragraph" style:parent-style-name="Standard">
      <style:text-properties fo:font-size="16pt" fo:font-weight="bold" officeooo:rsid="002269f7" officeooo:paragraph-rsid="002269f7" style:font-size-asian="16pt" style:font-weight-asian="bold" style:font-size-complex="16pt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2269f7" officeooo:paragraph-rsid="002269f7" style:font-size-asian="20pt" style:font-weight-asian="bold" style:font-size-complex="20pt" style:font-weight-complex="bold"/>
    </style:style>
    <style:style style:name="P39" style:family="paragraph" style:parent-style-name="Standard">
      <style:text-properties fo:font-weight="bold" style:font-weight-asian="bold" style:font-weight-complex="bold"/>
    </style:style>
    <style:style style:name="P40" style:family="paragraph" style:parent-style-name="Standard">
      <style:text-properties fo:font-size="14pt" style:font-size-asian="14pt" style:font-size-complex="14pt"/>
    </style:style>
    <style:style style:name="P4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2" style:family="paragraph" style:parent-style-name="Standard">
      <style:text-properties style:font-name="Liberation Serif" fo:font-size="12pt" style:font-size-asian="12pt" style:font-size-complex="12pt"/>
    </style:style>
    <style:style style:name="P43" style:family="paragraph" style:parent-style-name="Preformatted_20_Text">
      <style:text-properties fo:color="#000000" loext:opacity="100%" fo:font-weight="bold" officeooo:rsid="00299723" officeooo:paragraph-rsid="00299723" style:font-weight-asian="bold" style:font-weight-complex="bold"/>
    </style:style>
    <style:style style:name="P44" style:family="paragraph" style:parent-style-name="Preformatted_20_Text">
      <style:text-properties fo:color="#000000" loext:opacity="100%" fo:font-weight="normal" officeooo:rsid="00299723" officeooo:paragraph-rsid="00299723" style:font-weight-asian="normal" style:font-weight-complex="normal"/>
    </style:style>
    <style:style style:name="P45" style:family="paragraph" style:parent-style-name="Preformatted_20_Text">
      <style:text-properties fo:color="#000000" loext:opacity="100%" style:text-line-through-style="none" style:text-line-through-type="none" fo:font-weight="normal" officeooo:rsid="003ab94c" officeooo:paragraph-rsid="00409e5f" style:font-weight-asian="normal" style:font-weight-complex="normal"/>
    </style:style>
    <style:style style:name="P46" style:family="paragraph" style:parent-style-name="Preformatted_20_Text">
      <style:text-properties fo:color="#000000" loext:opacity="100%" style:text-line-through-style="none" style:text-line-through-type="none" fo:font-weight="normal" officeooo:rsid="003ef7c0" officeooo:paragraph-rsid="003ef7c0" style:font-weight-asian="normal" style:font-weight-complex="normal"/>
    </style:style>
    <style:style style:name="P47" style:family="paragraph" style:parent-style-name="Preformatted_20_Text">
      <style:text-properties fo:color="#000000" loext:opacity="100%" style:text-line-through-style="none" style:text-line-through-type="none" fo:font-weight="normal" officeooo:rsid="0041b062" officeooo:paragraph-rsid="0041b062" style:font-weight-asian="normal" style:font-weight-complex="normal"/>
    </style:style>
    <style:style style:name="P48" style:family="paragraph" style:parent-style-name="Preformatted_20_Text">
      <style:text-properties fo:color="#000000" loext:opacity="100%" style:text-line-through-style="none" style:text-line-through-type="none" fo:font-weight="normal" officeooo:rsid="0039bef3" officeooo:paragraph-rsid="00453ff6" style:font-weight-asian="normal" style:font-weight-complex="normal"/>
    </style:style>
    <style:style style:name="P49" style:family="paragraph" style:parent-style-name="Preformatted_20_Text">
      <style:text-properties fo:color="#000000" loext:opacity="100%" style:text-line-through-style="none" style:text-line-through-type="none" fo:font-weight="normal" officeooo:rsid="004637fb" officeooo:paragraph-rsid="004637fb" style:font-weight-asian="normal" style:font-weight-complex="normal"/>
    </style:style>
    <style:style style:name="P50" style:family="paragraph" style:parent-style-name="Preformatted_20_Text">
      <style:text-properties fo:color="#000000" loext:opacity="100%" style:text-line-through-style="none" style:text-line-through-type="none" fo:font-weight="normal" officeooo:rsid="004637fb" officeooo:paragraph-rsid="0047b63a" style:font-weight-asian="normal" style:font-weight-complex="normal"/>
    </style:style>
    <style:style style:name="P51" style:family="paragraph" style:parent-style-name="Preformatted_20_Text">
      <style:text-properties fo:color="#000000" loext:opacity="100%" style:text-line-through-style="none" style:text-line-through-type="none" fo:font-weight="normal" officeooo:rsid="00466c75" officeooo:paragraph-rsid="00466c75" style:font-weight-asian="normal" style:font-weight-complex="normal"/>
    </style:style>
    <style:style style:name="P52" style:family="paragraph" style:parent-style-name="Preformatted_20_Text">
      <style:text-properties fo:color="#000000" loext:opacity="100%" style:text-line-through-style="none" style:text-line-through-type="none" fo:font-weight="normal" officeooo:rsid="004b6bde" officeooo:paragraph-rsid="004b6bde" style:font-weight-asian="normal" style:font-weight-complex="normal"/>
    </style:style>
    <style:style style:name="P53" style:family="paragraph" style:parent-style-name="Preformatted_20_Text">
      <style:text-properties fo:color="#000000" loext:opacity="100%" style:text-line-through-style="none" style:text-line-through-type="none" fo:font-weight="normal" officeooo:rsid="004de6b9" officeooo:paragraph-rsid="004de6b9" style:font-weight-asian="normal" style:font-weight-complex="normal"/>
    </style:style>
    <style:style style:name="P54" style:family="paragraph" style:parent-style-name="Preformatted_20_Text">
      <style:text-properties fo:color="#000000" loext:opacity="100%" style:text-line-through-style="none" style:text-line-through-type="none" fo:font-weight="normal" officeooo:rsid="004e287f" officeooo:paragraph-rsid="004e287f" style:font-weight-asian="normal" style:font-weight-complex="normal"/>
    </style:style>
    <style:style style:name="P55" style:family="paragraph" style:parent-style-name="Preformatted_20_Text">
      <style:text-properties fo:color="#000000" loext:opacity="100%" style:text-line-through-style="none" style:text-line-through-type="none" fo:font-weight="normal" officeooo:rsid="005216b8" officeooo:paragraph-rsid="005216b8" style:font-weight-asian="normal" style:font-weight-complex="normal"/>
    </style:style>
    <style:style style:name="P56" style:family="paragraph" style:parent-style-name="Preformatted_20_Text">
      <style:text-properties fo:color="#000000" loext:opacity="100%" style:text-line-through-style="none" style:text-line-through-type="none" fo:font-weight="normal" officeooo:rsid="00530745" officeooo:paragraph-rsid="00530745" style:font-weight-asian="normal" style:font-weight-complex="normal"/>
    </style:style>
    <style:style style:name="P57" style:family="paragraph" style:parent-style-name="Preformatted_20_Text">
      <style:text-properties fo:color="#000000" loext:opacity="100%" style:text-line-through-style="none" style:text-line-through-type="none" fo:font-weight="normal" officeooo:rsid="0053222b" officeooo:paragraph-rsid="0053222b" style:font-weight-asian="normal" style:font-weight-complex="normal"/>
    </style:style>
    <style:style style:name="P58" style:family="paragraph" style:parent-style-name="Preformatted_20_Text">
      <style:text-properties fo:color="#000000" loext:opacity="100%" style:text-line-through-style="none" style:text-line-through-type="none" fo:font-weight="normal" officeooo:rsid="0053222b" officeooo:paragraph-rsid="0058684f" style:font-weight-asian="normal" style:font-weight-complex="normal"/>
    </style:style>
    <style:style style:name="P59" style:family="paragraph" style:parent-style-name="Preformatted_20_Text">
      <style:text-properties fo:color="#000000" loext:opacity="100%" style:text-line-through-style="none" style:text-line-through-type="none" fo:font-weight="normal" officeooo:rsid="0056c63a" officeooo:paragraph-rsid="0056c63a" style:font-weight-asian="normal" style:font-weight-complex="normal"/>
    </style:style>
    <style:style style:name="P60" style:family="paragraph" style:parent-style-name="Preformatted_20_Text">
      <style:text-properties fo:color="#000000" loext:opacity="100%" style:text-line-through-style="none" style:text-line-through-type="none" fo:font-weight="normal" officeooo:rsid="0058684f" officeooo:paragraph-rsid="0058684f" style:font-weight-asian="normal" style:font-weight-complex="normal"/>
    </style:style>
    <style:style style:name="P61" style:family="paragraph" style:parent-style-name="Preformatted_20_Text">
      <style:text-properties fo:color="#000000" loext:opacity="100%" style:text-line-through-style="none" style:text-line-through-type="none" fo:font-weight="normal" officeooo:rsid="005b6249" officeooo:paragraph-rsid="005b6249" style:font-weight-asian="normal" style:font-weight-complex="normal"/>
    </style:style>
    <style:style style:name="P62" style:family="paragraph" style:parent-style-name="Preformatted_20_Text">
      <style:text-properties fo:color="#000000" loext:opacity="100%" style:text-line-through-style="none" style:text-line-through-type="none" fo:font-weight="normal" officeooo:rsid="005cbbbd" officeooo:paragraph-rsid="005cbbbd" style:font-weight-asian="normal" style:font-weight-complex="normal"/>
    </style:style>
    <style:style style:name="P63" style:family="paragraph" style:parent-style-name="Standard">
      <style:text-properties fo:font-weight="bold" style:font-weight-asian="bold" style:font-weight-complex="bold"/>
    </style:style>
    <style:style style:name="P6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officeooo:rsid="001e1ceb"/>
    </style:style>
    <style:style style:name="T2" style:family="text">
      <style:text-properties fo:color="#ff4000" loext:opacity="100%"/>
    </style:style>
    <style:style style:name="T3" style:family="text">
      <style:text-properties fo:color="#ff4000" loext:opacity="100%" style:text-line-through-style="solid" style:text-line-through-type="single"/>
    </style:style>
    <style:style style:name="T4" style:family="text">
      <style:text-properties fo:color="#ff4000" loext:opacity="100%" style:text-line-through-style="solid" style:text-line-through-type="single" officeooo:rsid="001e1ceb"/>
    </style:style>
    <style:style style:name="T5" style:family="text">
      <style:text-properties fo:color="#ff4000" loext:opacity="100%" style:text-line-through-style="solid" style:text-line-through-type="single" officeooo:rsid="001c6c81"/>
    </style:style>
    <style:style style:name="T6" style:family="text">
      <style:text-properties fo:color="#ff4000" loext:opacity="100%" style:text-line-through-style="solid" style:text-line-through-type="single" fo:font-weight="bold" style:font-weight-asian="bold" style:font-weight-complex="bold"/>
    </style:style>
    <style:style style:name="T7" style:family="text">
      <style:text-properties fo:color="#ff4000" loext:opacity="100%" officeooo:rsid="001f2c2d"/>
    </style:style>
    <style:style style:name="T8" style:family="text">
      <style:text-properties fo:color="#ff4000" loext:opacity="100%" officeooo:rsid="00218f5e"/>
    </style:style>
    <style:style style:name="T9" style:family="text">
      <style:text-properties fo:color="#ff4000" loext:opacity="100%" officeooo:rsid="00218f5e" fo:background-color="transparent" loext:char-shading-value="0"/>
    </style:style>
    <style:style style:name="T10" style:family="text">
      <style:text-properties fo:color="#ff4000" loext:opacity="100%" officeooo:rsid="001c6c81"/>
    </style:style>
    <style:style style:name="T11" style:family="text">
      <style:text-properties fo:color="#ff4000" loext:opacity="100%" fo:font-weight="bold" style:font-weight-asian="bold" style:font-weight-complex="bold"/>
    </style:style>
    <style:style style:name="T12" style:family="text">
      <style:text-properties officeooo:rsid="001f2c2d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style:text-line-through-style="none" style:text-line-through-type="none"/>
    </style:style>
    <style:style style:name="T15" style:family="text">
      <style:text-properties fo:color="#000000" loext:opacity="100%" fo:font-weight="normal" style:font-weight-asian="normal" style:font-weight-complex="normal"/>
    </style:style>
    <style:style style:name="T16" style:family="text">
      <style:text-properties fo:color="#000000" loext:opacity="100%" fo:font-weight="bold" style:font-weight-asian="bold" style:font-weight-complex="bold"/>
    </style:style>
    <style:style style:name="T17" style:family="text">
      <style:text-properties officeooo:rsid="00218f5e"/>
    </style:style>
    <style:style style:name="T18" style:family="text">
      <style:text-properties fo:color="#111111" loext:opacity="100%" style:text-line-through-style="none" style:text-line-through-type="none"/>
    </style:style>
    <style:style style:name="T19" style:family="text">
      <style:text-properties fo:color="#111111" loext:opacity="100%" style:text-line-through-style="none" style:text-line-through-type="none" officeooo:rsid="00218f5e"/>
    </style:style>
    <style:style style:name="T20" style:family="text">
      <style:text-properties officeooo:rsid="001c6c81"/>
    </style:style>
    <style:style style:name="T21" style:family="text">
      <style:text-properties fo:color="#c9211e" loext:opacity="100%"/>
    </style:style>
    <style:style style:name="T22" style:family="text">
      <style:text-properties officeooo:rsid="0022b3a3"/>
    </style:style>
    <style:style style:name="T23" style:family="text">
      <style:text-properties officeooo:rsid="002304ac"/>
    </style:style>
    <style:style style:name="T24" style:family="text">
      <style:text-properties officeooo:rsid="0026e346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name-asian="NSimSun1" style:font-weight-asian="bold" style:font-name-complex="Liberation Mono" style:font-weight-complex="bold"/>
    </style:style>
    <style:style style:name="T27" style:family="text">
      <style:text-properties style:font-name="Liberation Mono" fo:font-size="10pt" officeooo:rsid="00363d02" style:font-name-asian="NSimSun1" style:font-size-asian="10pt" style:font-name-complex="Liberation Mono" style:font-size-complex="10pt"/>
    </style:style>
    <style:style style:name="T28" style:family="text">
      <style:text-properties officeooo:rsid="003fb214"/>
    </style:style>
    <style:style style:name="T29" style:family="text">
      <style:text-properties officeooo:rsid="00409e5f"/>
    </style:style>
    <style:style style:name="T30" style:family="text">
      <style:text-properties officeooo:rsid="0047b63a"/>
    </style:style>
    <style:style style:name="T31" style:family="text">
      <style:text-properties officeooo:rsid="0049fcbd"/>
    </style:style>
    <style:style style:name="T32" style:family="text">
      <style:text-properties officeooo:rsid="004d49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E<text:span text:style-name="T22">x</text:span>ercices </text:p>
      <text:p text:style-name="P37">Module 1</text:p>
      <text:p text:style-name="P36">EXO 1.1 : </text:p>
      <text:p text:style-name="Preformatted_20_Text">CREATE TABLE T_of<text:span text:style-name="T1">f</text:span>ice</text:p>
      <text:p text:style-name="Preformatted_20_Text">(office_id INTEGER,</text:p>
      <text:p text:style-name="Preformatted_20_Text">office_address VARCHAR(30),</text:p>
      <text:p text:style-name="Preformatted_20_Text"><text:span text:style-name="T14">CONSTRAINT PK_office </text:span>PRIMARY KEY (office_id)) <text:span text:style-name="T2">;</text:span></text:p>
      <text:p text:style-name="Preformatted_20_Text"/>
      <text:p text:style-name="Preformatted_20_Text">CREATE TABLE T_course</text:p>
      <text:p text:style-name="Preformatted_20_Text">(crs_code CHAR(8) <text:span text:style-name="T3">N</text:span><text:span text:style-name="T4">O</text:span><text:span text:style-name="T3">T NULL</text:span> PRIMARY KEY,</text:p>
      <text:p text:style-name="Preformatted_20_Text">crs<text:span text:style-name="T2">_</text:span>name VARCHAR(30)<text:span text:style-name="T2">,</text:span></text:p>
      <text:p text:style-name="Preformatted_20_Text">CONSTRAINT UK_crs<text:span text:style-name="T2">_</text:span><text:span text:style-name="T8">name</text:span> UNIQUE(crs_name))<text:span text:style-name="T2">;</text:span></text:p>
      <text:p text:style-name="Preformatted_20_Text"/>
      <text:p text:style-name="Preformatted_20_Text">CREATE TABLE T_professor</text:p>
      <text:p text:style-name="Preformatted_20_Text">(prf_id INTEGER <text:span text:style-name="T3">NOT NULL</text:span> PRIMARY KEY,</text:p>
      <text:p text:style-name="Preformatted_20_Text">prf_name VARCHAR(30),</text:p>
      <text:p text:style-name="Preformatted_20_Text">prf_course CHAR(8)<text:span text:style-name="T2">,</text:span></text:p>
      <text:p text:style-name="Preformatted_20_Text">office_id INTEGER,</text:p>
      <text:p text:style-name="Preformatted_20_Text">CONSTRAINT <text:span text:style-name="T7">F</text:span><text:span text:style-name="T3">P</text:span>K_course <text:span text:style-name="T7">FOREIGN KEY (</text:span><text:span text:style-name="T8">prf_course</text:span><text:span text:style-name="T7">)</text:span><text:span text:style-name="T12"> </text:span>REFERENCES T_course (crs_code)<text:span text:style-name="T3">, </text:span><text:span text:style-name="T18"><text:s/></text:span><text:span text:style-name="T19">ON </text:span>DELETE SET NULL,</text:p>
      <text:p text:style-name="Preformatted_20_Text">CONSTRAINT FK_office_<text:span text:style-name="T17">id</text:span> FOREIGN KEY (office_id) REFERENCES T_office (office_id)</text:p>
      <text:p text:style-name="Preformatted_20_Text">office_id CHAR(2) REFERENCES T_office,</text:p>
      <text:p text:style-name="Preformatted_20_Text">CONSTRAINT <text:span text:style-name="T9">UQ</text:span>_<text:span text:style-name="T17">prf_</text:span>name UNIQUE (prf_name))</text:p>
      <text:p text:style-name="P23"/>
      <text:p text:style-name="P27">EXO 1.2 : </text:p>
      <text:p text:style-name="Preformatted_20_Text">CREATE TABLE T_maintenance(</text:p>
      <text:p text:style-name="Preformatted_20_Text">id int PRIMARY KEY,</text:p>
      <text:p text:style-name="Preformatted_20_Text">jour <text:s/>char(3) NOT NULL,</text:p>
      <text:p text:style-name="Preformatted_20_Text">machine varchar(20) NOT NULL,</text:p>
      <text:p text:style-name="Preformatted_20_Text">numero int NOT NULL,</text:p>
      <text:p text:style-name="Preformatted_20_Text">vitesse int,</text:p>
      <text:p text:style-name="Preformatted_20_Text">temperature int,</text:p>
      <text:p text:style-name="Preformatted_20_Text">heure datetime NOT NULL,</text:p>
      <text:p text:style-name="Preformatted_20_Text">evenement varchar(30) NOT NULL,</text:p>
      <text:p text:style-name="Preformatted_20_Text"/>
      <text:p text:style-name="Preformatted_20_Text">CONSTRAINT UK_numéro UNIQUE(numero),</text:p>
      <text:p text:style-name="Preformatted_20_Text">CHECK(vitesse&gt;0)</text:p>
      <text:p text:style-name="Preformatted_20_Text">)</text:p>
      <text:p text:style-name="P25"/>
      <text:p text:style-name="P34">Module 2</text:p>
      <text:p text:style-name="P35">Partie I</text:p>
      <text:p text:style-name="P27">EXO 2.1.1</text:p>
      <text:p text:style-name="Preformatted_20_Text">SELECT last_name, first_name as <text:span text:style-name="T2">«</text:span><text:span text:style-name="T21"> </text:span>F name <text:span text:style-name="T2">»</text:span> FROM student;</text:p>
      <text:p text:style-name="Preformatted_20_Text">SELECT last_name lname, first_name AS fname FROM student;</text:p>
      <text:p text:style-name="Preformatted_20_Text">SELECT<text:span text:style-name="T2"> </text:span><text:span text:style-name="T10">CONCAT(</text:span>last_name<text:span text:style-name="T2">, ‘_’, </text:span><text:span text:style-name="T3">|| _ ||</text:span> first_name<text:span text:style-name="T10">)</text:span><text:span text:style-name="T2"> </text:span>AS name FROM student;</text:p>
      <text:p text:style-name="Preformatted_20_Text">SELECT <text:span text:style-name="T10">CONCAT(</text:span>last_name<text:span text:style-name="T2">, </text:span><text:span text:style-name="T5">+</text:span><text:span text:style-name="T2"> </text:span>first_name<text:span text:style-name="T10">)</text:span><text:span text:style-name="T2"> </text:span>AS name, <text:span text:style-name="T10">y</text:span><text:span text:style-name="T3">Y</text:span>ear_result <text:span text:style-name="T2">* </text:span><text:span text:style-name="T3">x</text:span> 10 <text:span text:style-name="T10">as</text:span><text:span text:style-name="T20"> </text:span>result<text:span text:style-name="T3">,</text:span> FROM student;</text:p>
      <text:p text:style-name="P24"/>
      <text:p text:style-name="P28">EXO 2.1.2</text:p>
      <text:p text:style-name="Preformatted_20_Text">SELECT CONCAT(first_name, " ", last_name) as "Nom", birth_date as "Date de naissance", login as "Login", year_result as "Résultat pour l'année" FROM student;</text:p>
      <text:p text:style-name="P26"/>
      <text:p text:style-name="P29">EXO 2.1.<text:span text:style-name="T23">3</text:span></text:p>
      <text:p text:style-name="Preformatted_20_Text">SELECT CONCAT (last_name, «  « , first_name), AS « Nom Complet », student_id, birth_date FROM student ;</text:p>
      <text:p text:style-name="P30"/>
      <text:p text:style-name="P30">EXO 2.1.4</text:p>
      <text:p text:style-name="P1"><text:soft-page-break/>SELECT CONCAT(student_id, « | », birth_date, « | », course_id, « | », first_name, « | », last_name, login, « | », section_id, « | », year_result) AS « Info Etudiants » FROM student ;<text:span text:style-name="T25">EXO 2.2.1</text:span></text:p>
      <text:p text:style-name="Preformatted_20_Text">SELECT login, year_result FROM student <text:line-break/>WHERE year_result &gt; 16;</text:p>
      <text:p text:style-name="P31"/>
      <text:p text:style-name="P35">Partie II</text:p>
      <text:p text:style-name="P31">EXO 2,2,2</text:p>
      <text:p text:style-name="Preformatted_20_Text">SELECT last_name, section_id FROM student</text:p>
      <text:p text:style-name="Preformatted_20_Text">WHERE first_name = 'Georges';</text:p>
      <text:p text:style-name="P31"/>
      <text:p text:style-name="P31">EXO 2,2,3</text:p>
      <text:p text:style-name="Preformatted_20_Text">SELECT last_name, year_result FROM student</text:p>
      <text:p text:style-name="Preformatted_20_Text">WHERE year_result BETWEEN 12 AND 16;</text:p>
      <text:p text:style-name="P31"/>
      <text:p text:style-name="P31">EXO 2,2,4</text:p>
      <text:p text:style-name="Preformatted_20_Text">SELECT last_name, section_id, year_result FROM student</text:p>
      <text:p text:style-name="Preformatted_20_Text">WHERE section_id NOT IN (1010, 1020, 1110);<text:line-break/></text:p>
      <text:p text:style-name="P31">EXO 2,2,5</text:p>
      <text:p text:style-name="Preformatted_20_Text">SELECT last_name, section_id FROM student</text:p>
      <text:p text:style-name="Preformatted_20_Text">WHERE last_name LIKE "%r";<text:line-break/></text:p>
      <text:p text:style-name="P32">EXO 2,2,6</text:p>
      <text:p text:style-name="Preformatted_20_Text">SELECT last_name, year_result FROM student</text:p>
      <text:p text:style-name="Preformatted_20_Text">WHERE last_name LIKE "__n%" AND year_result &gt; 10;<text:line-break/></text:p>
      <text:p text:style-name="P33">EXO 2,2,7</text:p>
      <text:p text:style-name="Preformatted_20_Text">SELECT last_name, year_result FROM student</text:p>
      <text:p text:style-name="Preformatted_20_Text">WHERE year_result &lt;= 3</text:p>
      <text:p text:style-name="Preformatted_20_Text">ORDER BY year_result DESC;</text:p>
      <text:p text:style-name="P33"/>
      <text:p text:style-name="P33">EXO 2,2,8</text:p>
      <text:p text:style-name="Preformatted_20_Text">SELECT CONCAT(first_name, ' ', last_name) AS 'Nom Complet', year_result FROM student</text:p>
      <text:p text:style-name="Preformatted_20_Text">WHERE section_id = 1010</text:p>
      <text:p text:style-name="Preformatted_20_Text">ORDER BY 'Nom Complet' ASC</text:p>
      <text:p text:style-name="P33"/>
      <text:p text:style-name="Standard"><text:span text:style-name="T25">EXO 2,2,9</text:span><text:line-break/>SELECT last_name, section_id, year_result FROM student</text:p>
      <text:p text:style-name="Preformatted_20_Text">WHERE section_id <text:span text:style-name="T24">IN(</text:span>1010, 1020<text:span text:style-name="T24">) </text:span>AND year_result NOT BETWEEN 12 AND 18</text:p>
      <text:p text:style-name="Preformatted_20_Text">ORDER BY section_id ASC<text:line-break/></text:p>
      <text:p text:style-name="P33">EXO 2,2,10</text:p>
      <text:p text:style-name="Preformatted_20_Text">SELECT last_name, section_id, (year_result*5) AS `Résultat sur 100` FROM student</text:p>
      <text:p text:style-name="Preformatted_20_Text">WHERE section_id LIKE '13%' AND (year_result*5) &lt;= 60</text:p>
      <text:p text:style-name="Preformatted_20_Text">ORDER BY `Résultat sur 100` DESC;</text:p>
      <text:p text:style-name="Preformatted_20_Text"/>
      <text:p text:style-name="P40"><text:span text:style-name="T25">Partie</text:span> <text:span text:style-name="T25">III</text:span></text:p>
      <text:p text:style-name="Standard"><text:span text:style-name="T25">EXO</text:span> <text:span text:style-name="T25">2,3,1</text:span></text:p>
      <text:p text:style-name="P2">A besoin de valeurs numérique à agrégationer</text:p>
      <text:p text:style-name="P2"/>
      <text:p text:style-name="Standard"><text:span text:style-name="T25">EXO</text:span> <text:span text:style-name="T25">2,3,2</text:span></text:p>
      <text:p text:style-name="P2">On compte just le nombre de valeurs contenue dans la colonne ou la table. (ne compte pas les valeurs null)</text:p>
      <text:p text:style-name="P2"/>
      <text:p text:style-name="Standard"><text:span text:style-name="T25">EXO</text:span> <text:span text:style-name="T25">2,3,3</text:span></text:p>
      <text:p text:style-name="P2">Faux. N’inclue pas les valeurs NULL.</text:p>
      <text:p text:style-name="P2"/>
      <text:p text:style-name="Standard"><text:soft-page-break/><text:span text:style-name="T25">EXO</text:span> <text:span text:style-name="T25">2,3,4</text:span></text:p>
      <text:p text:style-name="P2">Faux. Renvoi la somme de toutes les valeur d’une colonne.</text:p>
      <text:p text:style-name="P39"/>
      <text:p text:style-name="Standard"><text:span text:style-name="T25">EXO</text:span> <text:span text:style-name="T25">2,3,5</text:span></text:p>
      <text:p text:style-name="P2">Vrai.</text:p>
      <text:p text:style-name="P2"/>
      <text:p text:style-name="Standard"><text:span text:style-name="T25">EXO</text:span> <text:span text:style-name="T25">2,3,6</text:span></text:p>
      <text:p text:style-name="P2">SELECT COUNT<text:span text:style-name="T11">(</text:span>*<text:span text:style-name="T11">) </text:span></text:p>
      <text:p text:style-name="P2"><text:span text:style-name="T15">FROM stud</text:span><text:span text:style-name="T16">ent ;</text:span></text:p>
      <text:p text:style-name="P43"/>
      <text:p text:style-name="P3"><text:span text:style-name="T13">SELECT COUNT(student_id)</text:span><text:span text:style-name="T6">, login</text:span></text:p>
      <text:p text:style-name="P44">FROM student ;</text:p>
      <text:p text:style-name="P44"/>
      <text:p text:style-name="P44">SELECT MIN(year_result), MAX(birth_date)</text:p>
      <text:p text:style-name="P44">FROM student</text:p>
      <text:p text:style-name="P4">WHERE year_result &gt; 12 ;</text:p>
      <text:p text:style-name="P4"/>
      <text:p text:style-name="Standard"><text:span text:style-name="T25">EXO</text:span> <text:span text:style-name="T25">2,3,7</text:span></text:p>
      <text:p text:style-name="P5">SELECT AVG(year_result) AS `Moyenne générale de l'année` </text:p>
      <text:p text:style-name="P5">FROM student</text:p>
      <text:p text:style-name="P5"/>
      <text:p text:style-name="Standard"><text:span text:style-name="T25">EXO</text:span> <text:span text:style-name="T25">2,3,8</text:span></text:p>
      <text:p text:style-name="P5">SELECT MAX(year_result) AS `Meilleur résultat de l'année`</text:p>
      <text:p text:style-name="P5">FROM student</text:p>
      <text:p text:style-name="P5"/>
      <text:p text:style-name="Standard"><text:span text:style-name="T25">EXO</text:span> <text:span text:style-name="T25">2,3,9</text:span></text:p>
      <text:p text:style-name="P5">SELECT SUM(year_result) AS `Somme des résultats de l'année`</text:p>
      <text:p text:style-name="P5">FROM student</text:p>
      <text:p text:style-name="P5"/>
      <text:p text:style-name="Standard"><text:span text:style-name="T25">EXO</text:span> <text:span text:style-name="T25">2,3,10</text:span></text:p>
      <text:p text:style-name="P5">SELECT MIN(year_result) AS `Pire résultat de l'année`</text:p>
      <text:p text:style-name="P5">FROM student</text:p>
      <text:p text:style-name="P5"/>
      <text:p text:style-name="Standard"><text:span text:style-name="T25">EXO</text:span> <text:span text:style-name="T25">2,3,11</text:span></text:p>
      <text:p text:style-name="P5">SELECT COUNT(*) </text:p>
      <text:p text:style-name="P5">FROM student</text:p>
      <text:p text:style-name="P5"/>
      <text:p text:style-name="Standard"><text:span text:style-name="T25">EXO</text:span> <text:span text:style-name="T25">2,3,12</text:span></text:p>
      <text:p text:style-name="P5">SELECT login, YEAR(birth_date) AS `Année de naissance`</text:p>
      <text:p text:style-name="P5">FROM student</text:p>
      <text:p text:style-name="P5">WHERE YEAR(birth_date) &gt; 1970</text:p>
      <text:p text:style-name="P5"/>
      <text:p text:style-name="Standard"><text:span text:style-name="T25">EXO</text:span> <text:span text:style-name="T25">2,3,13</text:span></text:p>
      <text:p text:style-name="P6">SELECT login, last_name</text:p>
      <text:p text:style-name="P6">FROM student</text:p>
      <text:p text:style-name="P6">WHERE CHAR_LENGTH(last_name) &gt;= 8</text:p>
      <text:p text:style-name="P6"/>
      <text:p text:style-name="Standard"><text:span text:style-name="T25">EXO</text:span> <text:span text:style-name="T25">2,3,14</text:span></text:p>
      <text:p text:style-name="P6">SELECT UPPER(last_name) AS `Nom de famille`, first_name, year_result</text:p>
      <text:p text:style-name="P6">FROM student</text:p>
      <text:p text:style-name="P6">WHERE year_result &gt;= 16</text:p>
      <text:p text:style-name="P6">ORDER BY year_result DESC;</text:p>
      <text:p text:style-name="P6"/>
      <text:p text:style-name="Standard"><text:span text:style-name="T25">EXO</text:span> <text:span text:style-name="T25">2,3,15</text:span></text:p>
      <text:p text:style-name="P6">SELECT first_name, last_name, login, LOWER(CONCAT(LEFT(first_name,2),LEFT(last_name,4))) AS `Nouveau login`</text:p>
      <text:p text:style-name="P6">FROM student</text:p>
      <text:p text:style-name="P6">WHERE year_result BETWEEN 6 AND 10</text:p>
      <text:p text:style-name="P6"/>
      <text:p text:style-name="Standard"><text:span text:style-name="T25">EXO</text:span> <text:span text:style-name="T25">2,3,16</text:span></text:p>
      <text:p text:style-name="P7"><text:soft-page-break/>SELECT first_name, last_name, login, LOWER(CONCAT(RIGHT(first_name, 3), (YEAR(CURDATE()) - YEAR(birth_date)))) AS `Nouveau login`</text:p>
      <text:p text:style-name="P7">FROM student</text:p>
      <text:p text:style-name="P7">WHERE year_result IN(10, 12, 14)</text:p>
      <text:p text:style-name="P5"/>
      <text:p text:style-name="Standard"><text:span text:style-name="T25">EXO</text:span> <text:span text:style-name="T25">2,3,17</text:span></text:p>
      <text:p text:style-name="P8">SELECT last_name, login, year_result</text:p>
      <text:p text:style-name="P8">FROM student</text:p>
      <text:p text:style-name="P8">WHERE LEFT(last_name, 1) IN ("D", "M", "S")</text:p>
      <text:p text:style-name="P8">ORDER BY birth_date</text:p>
      <text:p text:style-name="P8"/>
      <text:p text:style-name="Standard"><text:span text:style-name="T25">EXO</text:span> <text:span text:style-name="T25">2,3,18</text:span></text:p>
      <text:p text:style-name="P9">SELECT last_name, login, year_result</text:p>
      <text:p text:style-name="P9">FROM student</text:p>
      <text:p text:style-name="P9">WHERE year_result % 2 &lt;&gt; 0 AND year_result &gt; 10</text:p>
      <text:p text:style-name="P9">ORDER BY year_result DESC</text:p>
      <text:p text:style-name="P9"/>
      <text:p text:style-name="Standard"><text:span text:style-name="T25">EXO</text:span> <text:span text:style-name="T25">2,3,19</text:span></text:p>
      <text:p text:style-name="P9">SELECT COUNT(last_name) AS `Nbre de noms de plus de 7 lettres`</text:p>
      <text:p text:style-name="P9">FROM student</text:p>
      <text:p text:style-name="P9">WHERE CHAR_LENGTH(last_name) &gt;= 7</text:p>
      <text:p text:style-name="P9"/>
      <text:p text:style-name="Standard"><text:span text:style-name="T25">EXO</text:span> <text:span text:style-name="T25">2,3,20</text:span></text:p>
      <text:p text:style-name="P10">SELECT last_name, year_result,</text:p>
      <text:p text:style-name="P10">CASE</text:p>
      <text:p text:style-name="P10"><text:tab/>WHEN year_result &gt;= 12 THEN "OK"</text:p>
      <text:p text:style-name="P10"><text:tab/>ELSE "KO"</text:p>
      <text:p text:style-name="P10">END AS `Statut`</text:p>
      <text:p text:style-name="P10">FROM student</text:p>
      <text:p text:style-name="P10">WHERE YEAR(birth_date) &lt; 1955</text:p>
      <text:p text:style-name="P10"/>
      <text:p text:style-name="Standard"><text:span text:style-name="T25">EXO</text:span> <text:span text:style-name="T25">2,3,21</text:span></text:p>
      <text:p text:style-name="P10">SELECT last_name, year_result,</text:p>
      <text:p text:style-name="P10">CASE</text:p>
      <text:p text:style-name="P10"><text:tab/>WHEN year_result &lt; 10 THEN "Inférieur"</text:p>
      <text:p text:style-name="P10"><text:s text:c="4"/>WHEN year_result = 10 THEN "Neutre"</text:p>
      <text:p text:style-name="P10"><text:s text:c="4"/>ELSE "Supérieur"</text:p>
      <text:p text:style-name="P10">END AS `Catégorie`</text:p>
      <text:p text:style-name="P10">FROM student</text:p>
      <text:p text:style-name="P10">WHERE YEAR(birth_date) BETWEEN 1955 AND 1965</text:p>
      <text:p text:style-name="P10"/>
      <text:p text:style-name="Standard"><text:span text:style-name="T25">EXO</text:span> <text:span text:style-name="T25">2,3,22</text:span></text:p>
      <text:p text:style-name="P11">SELECT last_name, year_result, DATE_FORMAT(birth_date, "%d %M %Y") AS `Date litérale`</text:p>
      <text:p text:style-name="P11">FROM student</text:p>
      <text:p text:style-name="P11">WHERE YEAR(birth_date) BETWEEN 1975 AND 1985</text:p>
      <text:p text:style-name="P11"/>
      <text:p text:style-name="P39">EXO 2,3,23</text:p>
      <text:p text:style-name="P11">SELECT last_name, DATE_FORMAT(birth_date, "%m") AS `Mois de naissance`, NULLIF(year_result, 4) AS `Nouveau résultat`</text:p>
      <text:p text:style-name="P11">FROM student</text:p>
      <text:p text:style-name="P11"><text:span text:style-name="T27">WHERE</text:span> MONTH(birth_date) BETWEEN 4 AND 12 AND year_result &lt; 7</text:p>
      <text:p text:style-name="P11"/>
      <text:p text:style-name="P41">Partie IV</text:p>
      <text:p text:style-name="P39">EXO 2,4,7</text:p>
      <text:p text:style-name="P12">SELECT section_id, MAX(year_result) AS `Résultat maximum`</text:p>
      <text:p text:style-name="P12">FROM student</text:p>
      <text:p text:style-name="P12">GROUP BY section_id</text:p>
      <text:p text:style-name="P12"/>
      <text:p text:style-name="P42"><text:span text:style-name="T26">EXO</text:span><text:span text:style-name="T25"> </text:span><text:span text:style-name="T26">2,4,8</text:span></text:p>
      <text:p text:style-name="P12">SELECT section_id, CONVERT(AVG(year_result), <text:s/>DOUBLE) AS `Moyenne`</text:p>
      <text:p text:style-name="P12"><text:soft-page-break/>FROM student</text:p>
      <text:p text:style-name="P12">WHERE LEFT(section_id, 2) = "10"</text:p>
      <text:p text:style-name="P12">GROUP BY section_id</text:p>
      <text:p text:style-name="P12"/>
      <text:p text:style-name="P18">EXO 2,4,9</text:p>
      <text:p text:style-name="P13">SELECT MONTH(birth_date), AVG(year_result)</text:p>
      <text:p text:style-name="P13">FROM student</text:p>
      <text:p text:style-name="P13">WHERE YEAR(birth_date) BETWEEN 1970 AND 1985</text:p>
      <text:p text:style-name="P13">GROUP BY MONTh(birth_date)</text:p>
      <text:p text:style-name="P13"/>
      <text:p text:style-name="P19">EXO 2,4,10</text:p>
      <text:p text:style-name="P14">SELECT section_id, <text:span text:style-name="T28">CONVERT(</text:span>AVG(year_result), <text:span text:style-name="T28">DOUBLE) </text:span><text:span text:style-name="T29">AS Moyenne</text:span></text:p>
      <text:p text:style-name="P14">FROM student</text:p>
      <text:p text:style-name="P14">GROUP BY section_id</text:p>
      <text:p text:style-name="P14">HAVING COUNT(student_id) &gt; 3</text:p>
      <text:p text:style-name="P14"/>
      <text:p text:style-name="P39">EXO 2,4,11</text:p>
      <text:p text:style-name="P45">SELECT section_id, AVG(year_result) AS `Moyenne`, MAX(year_result) AS `Résultat maximum`</text:p>
      <text:p text:style-name="P15">FROM student</text:p>
      <text:p text:style-name="P15">GROUP BY section_id</text:p>
      <text:p text:style-name="P15">HAVING AVG(year_result) &gt; 8</text:p>
      <text:p text:style-name="P15"/>
      <text:p text:style-name="P41">PARTIE V</text:p>
      <text:p text:style-name="P39">EXO 2,5,6</text:p>
      <text:p text:style-name="P16">SELECT section_id, course_id, CONVERT(AVG(year_result), DOUBLE) AS `Moyenne`</text:p>
      <text:p text:style-name="P16">FROM student</text:p>
      <text:p text:style-name="P16">WHERE section_id IN (1010, 1320)</text:p>
      <text:p text:style-name="P16">GROUP BY section_id, course_id WITH ROLLUP</text:p>
      <text:p text:style-name="P21"/>
      <text:p text:style-name="P22"/>
      <text:p text:style-name="P20">EXO 2,5,7</text:p>
      <text:p text:style-name="P17">SELECT course_id, section_id, CONVERT(AVG(year_result), DOUBLE) AS `Moyenne`</text:p>
      <text:p text:style-name="P17">FROM student</text:p>
      <text:p text:style-name="P17">WHERE section_id IN (1010, 1320)</text:p>
      <text:p text:style-name="P17">GROUP BY course_id, section_id WITH ROLLUP</text:p>
      <text:p text:style-name="P17"/>
      <text:p text:style-name="P64">PARTIE VI</text:p>
      <text:p text:style-name="P39">EXO 2,6,1</text:p>
      <text:p text:style-name="P47">SELECT c.course_name, s.section_name, p.professor_name</text:p>
      <text:p text:style-name="P47">FROM <text:span text:style-name="T31">course c</text:span></text:p>
      <text:p text:style-name="P47">JOIN professor p ON <text:span text:style-name="T31">c</text:span>.<text:span text:style-name="T31">professor</text:span>_id = p.<text:span text:style-name="T31">professor_id</text:span></text:p>
      <text:p text:style-name="P47">JOIN <text:span text:style-name="T31">section s</text:span> ON p.<text:span text:style-name="T31">section</text:span>_id = <text:span text:style-name="T31">s</text:span>.<text:span text:style-name="T31">section</text:span>_id</text:p>
      <text:p text:style-name="P47"/>
      <text:p text:style-name="P39">EXO 2,6,2</text:p>
      <text:p text:style-name="P48">SELECT section.section_id, section.section_name, student.last_name</text:p>
      <text:p text:style-name="P48">FROM section</text:p>
      <text:p text:style-name="P48">JOIN student ON section.delegate_id = student.student_id</text:p>
      <text:p text:style-name="P48">ORDER BY section.section_id DESC</text:p>
      <text:p text:style-name="P48"/>
      <text:p text:style-name="P39">EXO 2,6,3</text:p>
      <text:p text:style-name="P49">SELECT s.section_id, s.section_name, p.professor_name </text:p>
      <text:p text:style-name="P49">FROM section s</text:p>
      <text:p text:style-name="P49">LEFT JOIN professor p ON s.section_id = p.section_id</text:p>
      <text:p text:style-name="P49">ORDER BY section_id DESC</text:p>
      <text:p text:style-name="P49"/>
      <text:p text:style-name="P39">EXO 2,6,4</text:p>
      <text:p text:style-name="P50">SELECT s.section_id, s.section_name, p.professor_name </text:p>
      <text:p text:style-name="P50">FROM section s</text:p>
      <text:p text:style-name="P50"><text:span text:style-name="T30">J</text:span>OIN professor p ON s.section_id = p.section_id</text:p>
      <text:p text:style-name="P50"><text:soft-page-break/>ORDER BY section_id DESC</text:p>
      <text:p text:style-name="P51"/>
      <text:p text:style-name="P39">EXO 2,6,5</text:p>
      <text:p text:style-name="P51">SELECT student.last_name <text:span text:style-name="T32">AS Nom</text:span>, student.year_result, grade.grade <text:span text:style-name="T32">AS Grade</text:span></text:p>
      <text:p text:style-name="P51">FROM student</text:p>
      <text:p text:style-name="P51">JOIN grade ON student.year_result BETWEEN grade.lower_bound AND grade.upper_bound</text:p>
      <text:p text:style-name="P51">WHERE student.year_result &gt;= 12</text:p>
      <text:p text:style-name="P51">ORDER BY <text:span text:style-name="T32">grade.grade, </text:span>student.year_result DESC, student.last_name;</text:p>
      <text:p text:style-name="P51"/>
      <text:p text:style-name="P39">EXO 2,6,6</text:p>
      <text:p text:style-name="P52">SELECT p.professor_name, s.section_name, c.course_name, c.course_ects </text:p>
      <text:p text:style-name="P52">FROM professor p</text:p>
      <text:p text:style-name="P52">LEFT JOIN section s ON p.section_id = s.section_id</text:p>
      <text:p text:style-name="P52">LEFT JOIN course c ON p.professor_id = c.professor_id</text:p>
      <text:p text:style-name="P52">ORDER BY c.course_ects DESC</text:p>
      <text:p text:style-name="P52"/>
      <text:p text:style-name="P39">EXO 2,6,7</text:p>
      <text:p text:style-name="P53">SELECT p.professor_id, SUM(c.course_ects) AS `Total ECTS`</text:p>
      <text:p text:style-name="P53">FROM professor p</text:p>
      <text:p text:style-name="P53">LEFT JOIN course c ON p.professor_id = c.professor_id</text:p>
      <text:p text:style-name="P53">GROUP BY p.professor_id</text:p>
      <text:p text:style-name="P53">ORDER BY `Total ECTS` DESC</text:p>
      <text:p text:style-name="P53"/>
      <text:p text:style-name="P39">EXO 2,6,8</text:p>
      <text:p text:style-name="P53">SELECT professor_surname AS `first_name`, professor_name AS `last_name`, "P" AS Catégorie</text:p>
      <text:p text:style-name="P53">FROM professor </text:p>
      <text:p text:style-name="P53">WHERE CHAR_LENGTH(professor_name) &gt; 8</text:p>
      <text:p text:style-name="P53">UNION</text:p>
      <text:p text:style-name="P53">SELECT first_name AS `first_name`, last_name AS `last_name`, "S" AS Catégorie</text:p>
      <text:p text:style-name="P53">FROM student</text:p>
      <text:p text:style-name="P53">WHERE CHAR_LENGTH(last_name) &gt; 8;</text:p>
      <text:p text:style-name="P53"/>
      <text:p text:style-name="P39">EXO 2,6,9</text:p>
      <text:p text:style-name="P54">SELECT s.section_id</text:p>
      <text:p text:style-name="P54">FROM section s</text:p>
      <text:p text:style-name="P54">LEFT JOIN professor p ON s.section_id = p.section_id</text:p>
      <text:p text:style-name="P54">WHERE p.professor_id IS NULL</text:p>
      <text:p text:style-name="P54"/>
      <text:p text:style-name="P55">PARTIE VII</text:p>
      <text:p text:style-name="P55">EXO 2,7,1</text:p>
      <text:p text:style-name="P55">SELECT last_name, first_name, section_id</text:p>
      <text:p text:style-name="P55">FROM student</text:p>
      <text:p text:style-name="P55">WHERE section_id = (</text:p>
      <text:p text:style-name="P55"><text:s text:c="4"/>SELECT section_id</text:p>
      <text:p text:style-name="P55"><text:tab/>FROM student</text:p>
      <text:p text:style-name="P55"><text:tab/>WHERE last_name LIKE("roberts")</text:p>
      <text:p text:style-name="P55">) AND last_name NOT LIKE ("roberts")</text:p>
      <text:p text:style-name="P55">ORDER BY last_name</text:p>
      <text:p text:style-name="P55"/>
      <text:p text:style-name="P56">EXO 2,7,2</text:p>
      <text:p text:style-name="P56">SELECT last_name, first_name, year_result</text:p>
      <text:p text:style-name="P56">FROM student</text:p>
      <text:p text:style-name="P56">WHERE year_result &gt; (SELECT AVG(year_result)</text:p>
      <text:p text:style-name="P56">FROM student) * 2</text:p>
      <text:p text:style-name="P56"/>
      <text:p text:style-name="P57">EXO 2,7,3</text:p>
      <text:p text:style-name="P57">SELECT section_id, section_name</text:p>
      <text:p text:style-name="P57">FROM section</text:p>
      <text:p text:style-name="P57">WHERE section_id IN (</text:p>
      <text:p text:style-name="P57"><text:s text:c="4"/>SELECT s.section_id</text:p>
      <text:p text:style-name="P57"><text:tab/>FROM section s</text:p>
      <text:p text:style-name="P57"><text:soft-page-break/><text:tab/>LEFT JOIN professor p ON s.section_id = p.section_id</text:p>
      <text:p text:style-name="P57"><text:tab/>WHERE p.professor_id IS NULL</text:p>
      <text:p text:style-name="P57">)</text:p>
      <text:p text:style-name="P57"/>
      <text:p text:style-name="P57">EXO 2,7,4</text:p>
      <text:p text:style-name="P57">SELECT last_name, first_name, DATE_FORMAT(birth_date, "%m/%d/%y") AS `Date de Naissance`, year_result</text:p>
      <text:p text:style-name="P57">FROM student</text:p>
      <text:p text:style-name="P57">WHERE MONTH(birth_date) = (</text:p>
      <text:p text:style-name="P57"><text:s text:c="4"/>SELECT MONTH(professor_hire_date)</text:p>
      <text:p text:style-name="P57"><text:tab/>FROM professor</text:p>
      <text:p text:style-name="P57"><text:s text:c="4"/>WHERE professor_name LIKE ("giot")</text:p>
      <text:p text:style-name="P57">)</text:p>
      <text:p text:style-name="P59">ORDER BY year_result DESC</text:p>
      <text:p text:style-name="P57"/>
      <text:p text:style-name="P59">EXO 2,7,5</text:p>
      <text:p text:style-name="P59">SELECT last_name, first_name, year_result</text:p>
      <text:p text:style-name="P59">FROM student</text:p>
      <text:p text:style-name="P59">WHERE year_result BETWEEN (</text:p>
      <text:p text:style-name="P59"><text:s text:c="4"/>SELECT lower_bound </text:p>
      <text:p text:style-name="P59"><text:s text:c="4"/>FROM grade </text:p>
      <text:p text:style-name="P59"><text:s text:c="4"/>WHERE grade.grade LIKE "TB"</text:p>
      <text:p text:style-name="P59">) AND (</text:p>
      <text:p text:style-name="P59"><text:tab/>SELECT upper_bound </text:p>
      <text:p text:style-name="P59"><text:s text:c="4"/>FROM grade </text:p>
      <text:p text:style-name="P59"><text:s text:c="4"/>WHERE grade.grade LIKE "TB"</text:p>
      <text:p text:style-name="P59">)</text:p>
      <text:p text:style-name="P59"/>
      <text:p text:style-name="P60">EXO 2,7,6</text:p>
      <text:p text:style-name="P60">SELECT last_name, first_name, section_id</text:p>
      <text:p text:style-name="P60">FROM student</text:p>
      <text:p text:style-name="P60">WHERE section_id = (</text:p>
      <text:p text:style-name="P60"><text:s text:c="4"/>SELECT section_id</text:p>
      <text:p text:style-name="P60"><text:tab/>FROM section</text:p>
      <text:p text:style-name="P60"><text:tab/>WHERE delegate_id = (</text:p>
      <text:p text:style-name="P60"><text:s text:c="8"/>SELECT student_id</text:p>
      <text:p text:style-name="P60"><text:tab/><text:tab/>FROM student</text:p>
      <text:p text:style-name="P60"><text:tab/><text:tab/>WHERE last_name LIKE "MARCEAU"</text:p>
      <text:p text:style-name="P60"><text:s text:c="4"/>)</text:p>
      <text:p text:style-name="P60">)</text:p>
      <text:p text:style-name="P60"/>
      <text:p text:style-name="P60">EXO 2,7,7</text:p>
      <text:p text:style-name="P58">SELECT section_id, section_name</text:p>
      <text:p text:style-name="P58">FROM section AS s1</text:p>
      <text:p text:style-name="P58">WHERE (</text:p>
      <text:p text:style-name="P58"><text:s text:c="4"/>SELECT COUNT(*)</text:p>
      <text:p text:style-name="P58"><text:s text:c="4"/>FROM student</text:p>
      <text:p text:style-name="P58"><text:s text:c="4"/>WHERE section_id = s1.section_id</text:p>
      <text:p text:style-name="P58">) &gt; 4;</text:p>
      <text:p text:style-name="P58"/>
      <text:p text:style-name="P61">EXO 2,7,8</text:p>
      <text:p text:style-name="P61">SELECT s.last_name, s.first_name, s.section_id FROM student s</text:p>
      <text:p text:style-name="P61">WHERE s.year_result = (</text:p>
      <text:p text:style-name="P61"><text:s text:c="4"/>SELECT MAX(s2.year_result) FROM student s2</text:p>
      <text:p text:style-name="P61"><text:s text:c="4"/>WHERE s2.section_id = s.section_id</text:p>
      <text:p text:style-name="P61"><text:s text:c="4"/>) AND</text:p>
      <text:p text:style-name="P61"><text:s text:c="4"/>s.section_id NOT IN(</text:p>
      <text:p text:style-name="P61"><text:s text:c="8"/>SELECT section_id</text:p>
      <text:p text:style-name="P61"><text:tab/><text:tab/>FROM student</text:p>
      <text:p text:style-name="P61"><text:tab/><text:tab/>GROUP BY section_id</text:p>
      <text:p text:style-name="P61"><text:tab/><text:tab/>HAVING AVG(year_result) &lt; 10</text:p>
      <text:p text:style-name="P61">)</text:p>
      <text:p text:style-name="P61">ORDER BY s.section_id DESC</text:p>
      <text:p text:style-name="P61"/>
      <text:p text:style-name="P62"><text:soft-page-break/></text:p>
      <text:p text:style-name="P62">EXO 2,7,9</text:p>
      <text:p text:style-name="P62"/>
      <text:p text:style-name="P6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1T13:30:52.535000000</meta:creation-date>
    <dc:date>2022-06-03T15:58:16.707000000</dc:date>
    <meta:editing-duration>PT2H27M4S</meta:editing-duration>
    <meta:editing-cycles>20</meta:editing-cycles>
    <meta:generator>LibreOffice/7.2.7.2$Windows_X86_64 LibreOffice_project/8d71d29d553c0f7dcbfa38fbfda25ee34cce99a2</meta:generator>
    <meta:document-statistic meta:table-count="0" meta:image-count="0" meta:object-count="0" meta:page-count="8" meta:paragraph-count="339" meta:word-count="1375" meta:character-count="9805" meta:non-whitespace-character-count="8628"/>
  </office:meta>
</office:document-meta>
</file>